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5.438cm"/>
    </style:style>
    <style:style style:name="co5" style:family="table-column">
      <style:table-column-properties fo:break-before="auto" style:column-width="2.753cm"/>
    </style:style>
    <style:style style:name="co6" style:family="table-column">
      <style:table-column-properties fo:break-before="auto" style:column-width="4.911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MS Sans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5" table:default-cell-style-name="ce3"/>
        <table:table-row table:style-name="ro1">
          <table:table-cell table:style-name="ce1" office:value-type="string">
            <text:p>Comm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LibRef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PartNum</text:p>
          </table:table-cell>
          <table:table-cell table:style-name="ce1" office:value-type="string">
            <text:p>POD number</text:p>
          </table:table-cell>
          <table:table-cell table:style-name="ce1" office:value-type="string">
            <text:p>Quantity</text:p>
          </table:table-cell>
        </table:table-row>
        <table:table-row table:style-name="ro1">
          <table:table-cell office:value-type="string">
            <text:p>0.1uF</text:p>
          </table:table-cell>
          <table:table-cell office:value-type="string">
            <text:p>0.1uF, Ceramic Capacitor</text:p>
          </table:table-cell>
          <table:table-cell office:value-type="string">
            <text:p>C1, C3, C8, C9, C10, C12, C17, C18, C19, C21, C26, C27, C28</text:p>
          </table:table-cell>
          <table:table-cell office:value-type="string">
            <text:p>CAPC1005X60L</text:p>
          </table:table-cell>
          <table:table-cell office:value-type="string">
            <text:p>CAP-CER-1</text:p>
          </table:table-cell>
          <table:table-cell office:value-type="string">
            <text:p>VENKEL</text:p>
          </table:table-cell>
          <table:table-cell office:value-type="string">
            <text:p>C0402X7R160-104KN</text:p>
          </table:table-cell>
          <table:table-cell office:value-type="string">
            <text:p>CAP-CER-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0.01uF</text:p>
          </table:table-cell>
          <table:table-cell office:value-type="string">
            <text:p>0.01uF, Ceramic Capacitor</text:p>
          </table:table-cell>
          <table:table-cell office:value-type="string">
            <text:p>C2, C6, C7, C11, C15, C16, C20, C24, C25</text:p>
          </table:table-cell>
          <table:table-cell office:value-type="string">
            <text:p>CAPC1005X55L</text:p>
          </table:table-cell>
          <table:table-cell office:value-type="string">
            <text:p>CAP-CER-6</text:p>
          </table:table-cell>
          <table:table-cell office:value-type="string">
            <text:p>MURATA</text:p>
          </table:table-cell>
          <table:table-cell office:value-type="string">
            <text:p>GRM155R71E103KA01D</text:p>
          </table:table-cell>
          <table:table-cell office:value-type="string">
            <text:p>CAP-CER-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4.7uF</text:p>
          </table:table-cell>
          <table:table-cell office:value-type="string">
            <text:p>4.7uF, Ceramic Capacitor</text:p>
          </table:table-cell>
          <table:table-cell office:value-type="string">
            <text:p>C4, C13, C22</text:p>
          </table:table-cell>
          <table:table-cell office:value-type="string">
            <text:p>CAPC2012X127L</text:p>
          </table:table-cell>
          <table:table-cell office:value-type="string">
            <text:p>CAP-CER-3</text:p>
          </table:table-cell>
          <table:table-cell office:value-type="string">
            <text:p>MURATA</text:p>
          </table:table-cell>
          <table:table-cell office:value-type="string">
            <text:p>GRM21BR61E475KA12K</text:p>
          </table:table-cell>
          <table:table-cell office:value-type="string">
            <text:p>CAP-CER-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2uF</text:p>
          </table:table-cell>
          <table:table-cell office:value-type="string">
            <text:p>22uF, Ceramic Capacitor</text:p>
          </table:table-cell>
          <table:table-cell office:value-type="string">
            <text:p>C5, C14, C23</text:p>
          </table:table-cell>
          <table:table-cell office:value-type="string">
            <text:p>CAPC3225X270L</text:p>
          </table:table-cell>
          <table:table-cell office:value-type="string">
            <text:p>CAP-CER-9</text:p>
          </table:table-cell>
          <table:table-cell office:value-type="string">
            <text:p>MURATA</text:p>
          </table:table-cell>
          <table:table-cell office:value-type="string">
            <text:p>GRM32ER61E226ME15L</text:p>
          </table:table-cell>
          <table:table-cell office:value-type="string">
            <text:p>CAP-CER-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ML-LX1206IC-TR</text:p>
          </table:table-cell>
          <table:table-cell office:value-type="string">
            <text:p>Red, Surface mount, LED, 1206</text:p>
          </table:table-cell>
          <table:table-cell office:value-type="string">
            <text:p>DS1, DS2, DS3</text:p>
          </table:table-cell>
          <table:table-cell office:value-type="string">
            <text:p>LEDC3216X120N</text:p>
          </table:table-cell>
          <table:table-cell office:value-type="string">
            <text:p>OPTO-LED-1</text:p>
          </table:table-cell>
          <table:table-cell office:value-type="string">
            <text:p>LUMEX</text:p>
          </table:table-cell>
          <table:table-cell office:value-type="string">
            <text:p>SML-LX1206IC-TR</text:p>
          </table:table-cell>
          <table:table-cell office:value-type="string">
            <text:p>OPTO-LED-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QFSS-064-04.25-L-D-A-DP</text:p>
          </table:table-cell>
          <table:table-cell office:value-type="string">
            <text:p>Shielded, 64-Differential Pair, Rugged High-Speed Terminal Strip, 0.635mm Pitch</text:p>
          </table:table-cell>
          <table:table-cell office:value-type="string">
            <text:p>J1</text:p>
          </table:table-cell>
          <table:table-cell office:value-type="string">
            <text:p>SAMTEC_QFSS-064-04.25-L-D-DP-A</text:p>
          </table:table-cell>
          <table:table-cell office:value-type="string">
            <text:p>CONN-PCB-19</text:p>
          </table:table-cell>
          <table:table-cell office:value-type="string">
            <text:p>SAMTEC</text:p>
          </table:table-cell>
          <table:table-cell office:value-type="string">
            <text:p>QFSS-064-04.25-L-D-A-DP</text:p>
          </table:table-cell>
          <table:table-cell office:value-type="string">
            <text:p>CONN-PCB-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CN-268D008-G/2D</text:p>
          </table:table-cell>
          <table:table-cell office:value-type="string">
            <text:p>CX4/Infiniband 4 channel Socket Connector</text:p>
          </table:table-cell>
          <table:table-cell office:value-type="string">
            <text:p>J2, J3, J4</text:p>
          </table:table-cell>
          <table:table-cell office:value-type="string">
            <text:p>FCN-268D008-G</text:p>
          </table:table-cell>
          <table:table-cell office:value-type="string">
            <text:p>CONN-PCB-25</text:p>
          </table:table-cell>
          <table:table-cell office:value-type="string">
            <text:p>Fujitsu</text:p>
          </table:table-cell>
          <table:table-cell office:value-type="string">
            <text:p>FCN-268D008-G/0D</text:p>
          </table:table-cell>
          <table:table-cell office:value-type="string">
            <text:p>CONN-PCB-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MT Header 10X2</text:p>
          </table:table-cell>
          <table:table-cell office:value-type="string">
            <text:p>2x10, 2.54 mm Pitch, Male Header, Surface Mount</text:p>
          </table:table-cell>
          <table:table-cell office:value-type="string">
            <text:p>P1</text:p>
          </table:table-cell>
          <table:table-cell office:value-type="string">
            <text:p>HEADER 10x2, SMT</text:p>
          </table:table-cell>
          <table:table-cell office:value-type="string">
            <text:p>CONN-PCB-22</text:p>
          </table:table-cell>
          <table:table-cell office:value-type="string">
            <text:p>AMP</text:p>
          </table:table-cell>
          <table:table-cell office:value-type="string">
            <text:p>1-1241050-0</text:p>
          </table:table-cell>
          <table:table-cell office:value-type="string">
            <text:p>CONN-PCB-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MT Header 5X2</text:p>
          </table:table-cell>
          <table:table-cell office:value-type="string">
            <text:p>2x5, 2.54 mm Pitch, Male Header, Surface Mount</text:p>
          </table:table-cell>
          <table:table-cell office:value-type="string">
            <text:p>P2</text:p>
          </table:table-cell>
          <table:table-cell office:value-type="string">
            <text:p>HEADER 5x2, SMT</text:p>
          </table:table-cell>
          <table:table-cell office:value-type="string">
            <text:p>CONN-PCB-20</text:p>
          </table:table-cell>
          <table:table-cell office:value-type="string">
            <text:p>AMP</text:p>
          </table:table-cell>
          <table:table-cell office:value-type="string">
            <text:p>1241050-5</text:p>
          </table:table-cell>
          <table:table-cell office:value-type="string">
            <text:p>CONN-PCB-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0R</text:p>
          </table:table-cell>
          <table:table-cell office:value-type="string">
            <text:p>150R, 1.1mm x 0.5mm, Thick Film Resistor</text:p>
          </table:table-cell>
          <table:table-cell office:value-type="string">
            <text:p>R1, R5, R11</text:p>
          </table:table-cell>
          <table:table-cell office:value-type="string">
            <text:p>RESC1005X40L</text:p>
          </table:table-cell>
          <table:table-cell office:value-type="string">
            <text:p>RES-TF-48</text:p>
          </table:table-cell>
          <table:table-cell office:value-type="string">
            <text:p>ROYALOHM</text:p>
          </table:table-cell>
          <table:table-cell office:value-type="string">
            <text:p>0402WGJ0151T1E</text:p>
          </table:table-cell>
          <table:table-cell office:value-type="string">
            <text:p>RES-TF-4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K1</text:p>
          </table:table-cell>
          <table:table-cell office:value-type="string">
            <text:p>5K1, 1.1mm x 0.5mm, Thick Film Resistor</text:p>
          </table:table-cell>
          <table:table-cell office:value-type="string">
            <text:p>R2, R8, R12</text:p>
          </table:table-cell>
          <table:table-cell office:value-type="string">
            <text:p>RESC1005X40L</text:p>
          </table:table-cell>
          <table:table-cell office:value-type="string">
            <text:p>RES-TF-46</text:p>
          </table:table-cell>
          <table:table-cell office:value-type="string">
            <text:p>ROYALOHM</text:p>
          </table:table-cell>
          <table:table-cell office:value-type="string">
            <text:p>0402WAJ0512T1E</text:p>
          </table:table-cell>
          <table:table-cell office:value-type="string">
            <text:p>RES-TF-4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K9</text:p>
          </table:table-cell>
          <table:table-cell office:value-type="string">
            <text:p>3K9, 1.1mm x 0.5mm, Thick Film Resistor</text:p>
          </table:table-cell>
          <table:table-cell office:value-type="string">
            <text:p>R3, R6, R9, R13, R15, R17</text:p>
          </table:table-cell>
          <table:table-cell office:value-type="string">
            <text:p>RESC1005X40L</text:p>
          </table:table-cell>
          <table:table-cell office:value-type="string">
            <text:p>RES-TF-45</text:p>
          </table:table-cell>
          <table:table-cell office:value-type="string">
            <text:p>ROYALOHM</text:p>
          </table:table-cell>
          <table:table-cell office:value-type="string">
            <text:p>0402WGJ0392T1E</text:p>
          </table:table-cell>
          <table:table-cell office:value-type="string">
            <text:p>RES-TF-4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6K8</text:p>
          </table:table-cell>
          <table:table-cell office:value-type="string">
            <text:p>6K8, 1.1mm x 0.5mm, Thick Film Resistor</text:p>
          </table:table-cell>
          <table:table-cell office:value-type="string">
            <text:p>R4, R10, R14</text:p>
          </table:table-cell>
          <table:table-cell office:value-type="string">
            <text:p>RESC1005X40L</text:p>
          </table:table-cell>
          <table:table-cell office:value-type="string">
            <text:p>RES-TF-47</text:p>
          </table:table-cell>
          <table:table-cell office:value-type="string">
            <text:p>ROYALOHM</text:p>
          </table:table-cell>
          <table:table-cell office:value-type="string">
            <text:p>0402WGJ0682T1E</text:p>
          </table:table-cell>
          <table:table-cell office:value-type="string">
            <text:p>RES-TF-4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string">
            <text:p>10K, 1.1mm x 0.5mm, Thick Film Resistor</text:p>
          </table:table-cell>
          <table:table-cell office:value-type="string">
            <text:p>R7, R16, R18</text:p>
          </table:table-cell>
          <table:table-cell office:value-type="string">
            <text:p>RESC1005X40L</text:p>
          </table:table-cell>
          <table:table-cell office:value-type="string">
            <text:p>RES-TF-5</text:p>
          </table:table-cell>
          <table:table-cell office:value-type="string">
            <text:p>ROYALOHM</text:p>
          </table:table-cell>
          <table:table-cell office:value-type="string">
            <text:p>0402WGJ0103T1E</text:p>
          </table:table-cell>
          <table:table-cell office:value-type="string">
            <text:p>RES-TF-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CLD-023-25-156.250</text:p>
          </table:table-cell>
          <table:table-cell office:value-type="string">
            <text:p>156.25 MHz, Low-Jitter Differential LVDS Clock Oscillator</text:p>
          </table:table-cell>
          <table:table-cell office:value-type="string">
            <text:p>U1</text:p>
          </table:table-cell>
          <table:table-cell office:value-type="string">
            <text:p>CCLD-023X-XX-XXX_XXX</text:p>
          </table:table-cell>
          <table:table-cell office:value-type="string">
            <text:p>RESN-CLK-4</text:p>
          </table:table-cell>
          <table:table-cell office:value-type="string">
            <text:p>Crystek</text:p>
          </table:table-cell>
          <table:table-cell office:value-type="string">
            <text:p>CCLD-023-25-156.250</text:p>
          </table:table-cell>
          <table:table-cell office:value-type="string">
            <text:p>RESN-CLK-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X9032AKA</text:p>
          </table:table-cell>
          <table:table-cell office:value-type="string">
            <text:p>Dual Single-Supply Comparator</text:p>
          </table:table-cell>
          <table:table-cell office:value-type="string">
            <text:p>U2, U5, U7</text:p>
          </table:table-cell>
          <table:table-cell office:value-type="string">
            <text:p>TSOT-23-8</text:p>
          </table:table-cell>
          <table:table-cell office:value-type="string">
            <text:p>IC-COMP-0</text:p>
          </table:table-cell>
          <table:table-cell office:value-type="string">
            <text:p>MAXIM</text:p>
          </table:table-cell>
          <table:table-cell office:value-type="string">
            <text:p>MAX9032AKA</text:p>
          </table:table-cell>
          <table:table-cell office:value-type="string">
            <text:p>IC-COMP-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N74AHC1G08DCKR</text:p>
          </table:table-cell>
          <table:table-cell office:value-type="string">
            <text:p>Single 2-Input Positive-AND Gate</text:p>
          </table:table-cell>
          <table:table-cell office:value-type="string">
            <text:p>U3, U6, U8</text:p>
          </table:table-cell>
          <table:table-cell office:value-type="string">
            <text:p>SC70-5</text:p>
          </table:table-cell>
          <table:table-cell office:value-type="string">
            <text:p>IC-LOG-17</text:p>
          </table:table-cell>
          <table:table-cell office:value-type="string">
            <text:p>Texas Instruments</text:p>
          </table:table-cell>
          <table:table-cell office:value-type="string">
            <text:p>SN74AHC1G08DCKR</text:p>
          </table:table-cell>
          <table:table-cell office:value-type="string">
            <text:p>IC-LOG-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PS2031D</text:p>
          </table:table-cell>
          <table:table-cell office:value-type="string">
            <text:p>Power-Distribution Switch</text:p>
          </table:table-cell>
          <table:table-cell office:value-type="string">
            <text:p>U4, U9, U10</text:p>
          </table:table-cell>
          <table:table-cell office:value-type="string">
            <text:p>SOIC150-8_N</text:p>
          </table:table-cell>
          <table:table-cell office:value-type="string">
            <text:p>IC-DISC-0</text:p>
          </table:table-cell>
          <table:table-cell office:value-type="string">
            <text:p>Texas Instruments</text:p>
          </table:table-cell>
          <table:table-cell office:value-type="string">
            <text:p>TPS2031D</text:p>
          </table:table-cell>
          <table:table-cell office:value-type="string">
            <text:p>IC-DISC-0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2011/02/01</text:date>, <text:time>16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2-01T16:10:28.49</dc:date>
    <dc:creator>Philip Gibbs</dc:creator>
    <meta:document-statistic meta:table-count="1" meta:cell-count="171" meta:object-count="0"/>
    <meta:generator>OpenOffice.org/3.0$Win32 OpenOffice.org_project/300m9$Build-9358</meta:generator>
  </office:meta>
</office:document-meta>
</file>